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heetButtons.xml" manifest:media-type="text/xml"/>
  <manifest:file-entry manifest:full-path="Basic/Standard/Solve.xml" manifest:media-type="text/xml"/>
  <manifest:file-entry manifest:full-path="Basic/Standard/Uti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inimize&quot;;&quot;Maximize&quot;)" table:allow-empty-cell="true" table:display-list="unsorted" table:base-cell-address="example_linprog.A2">
          <table:error-message table:message-type="stop" table:display="true"/>
        </table:content-validation>
        <table:content-validation table:name="val2" table:base-cell-address="example_linprog.F1">
          <table:error-message table:message-type="stop" table:display="true"/>
        </table:content-validation>
        <table:content-validation table:name="val3" table:condition="of:cell-content-is-in-list(&quot;=&quot;;&quot;&lt;=&quot;;&quot;&gt;=&quot;)" table:allow-empty-cell="true" table:display-list="unsorted" table:base-cell-address="example_linprog.E3">
          <table:error-message table:message-type="stop" table:display="true"/>
        </table:content-validation>
      </table:content-validations>
      <table:table table:name="example_linprog" table:style-name="ta1">
        <office:forms form:automatic-focus="false" form:apply-design-mode="false">
          <form:form form:name="unnamed0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dd a constrai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heetButtons.add_a_constraint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Remove a constrai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heetButtons.remove_a_constraint?language=Basic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sol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heetButtons.solve?language=Basic&amp;location=document" xlink:type="simple"/>
              </office:event-listeners>
            </form:button>
          </form:form>
        </office:forms>
        <table:shapes>
          <draw:control draw:z-index="0" draw:text-style-name="P1" svg:width="3.054cm" svg:height="0.497cm" svg:x="8.84cm" svg:y="0.61cm" draw:control="control1"/>
          <draw:control draw:z-index="1" draw:text-style-name="P1" svg:width="3.739cm" svg:height="0.43cm" svg:x="8.903cm" svg:y="1.323cm" draw:control="control2"/>
          <draw:control draw:z-index="2" draw:text-style-name="P1" svg:width="1.888cm" svg:height="0.431cm" svg:x="8.965cm" svg:y="1.99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constraints</text:p>
          </table:table-cell>
          <table:table-cell table:style-name="ce1" table:content-validation-name="val2" office:value-type="string" calcext:value-type="string">
            <text:p>6</text:p>
          </table:table-cell>
        </table:table-row>
        <table:table-row table:style-name="ro1">
          <table:table-cell table:content-validation-name="val1" office:value-type="string" calcext:value-type="string">
            <text:p>Maximiz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office:value-type="string" calcext:value-type="string">
            <text:p>→</text:p>
          </table:table-cell>
          <table:table-cell table:style-name="ce1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Ineq_1</text:p>
          </table:table-cell>
          <table:table-cell table:number-columns-repeated="2"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content-validation-name="val3" office:value-type="string" calcext:value-type="string">
            <text:p>=</text:p>
          </table:table-cell>
          <table:table-cell table:style-name="ce1" table:content-validation-name="val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eq_2</text:p>
          </table:table-cell>
          <table:table-cell table:style-name="ce1" table:content-validation-name="val2" office:value-type="string" calcext:value-type="string">
            <text:p>1</text:p>
          </table:table-cell>
          <table:table-cell table:number-columns-repeated="2"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gt;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Ineq_3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gt;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Ineq_4</text:p>
          </table:table-cell>
          <table:table-cell table:number-columns-repeated="2"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lt;=</text:p>
          </table:table-cell>
          <table:table-cell table:style-name="ce1" table:content-validation-name="val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eq_5</text:p>
          </table:table-cell>
          <table:table-cell table:style-name="ce1" table:content-validation-name="val2" office:value-type="string" calcext:value-type="string">
            <text:p>-1</text:p>
          </table:table-cell>
          <table:table-cell table:style-name="ce1" table:content-validation-name="val2" office:value-type="string" calcext:value-type="string">
            <text:p>2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lt;=</text:p>
          </table:table-cell>
          <table:table-cell table:style-name="ce1" table:content-validation-name="val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eq_6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 table:number-rows-repeated="2">
          <table:table-cell/>
          <table:table-cell table:style-name="ce1" table:content-validation-name="val2" table:number-columns-repeated="3"/>
          <table:table-cell table:content-validation-name="val3"/>
          <table:table-cell table:style-name="ce1" table:content-validation-name="val2"/>
        </table:table-row>
        <table:table-row table:style-name="ro1" table:number-rows-repeated="1048564">
          <table:table-cell/>
          <table:table-cell table:content-validation-name="val2" table:number-columns-repeated="3"/>
          <table:table-cell table:content-validation-name="val3"/>
          <table:table-cell table:content-validation-name="val2"/>
        </table:table-row>
        <table:table-row table:style-name="ro1">
          <table:table-cell/>
          <table:table-cell table:content-validation-name="val2" table:number-columns-repeated="3"/>
          <table:table-cell table:content-validation-name="val3"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2:58:47.474396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5:24:16.086093376</dc:date>
    <meta:editing-duration>PT5H17M59S</meta:editing-duration>
    <meta:editing-cycles>17</meta:editing-cycles>
    <meta:generator>LibreOffice/6.4.6.2$Linux_X86_64 LibreOffice_project/40$Build-2</meta:generator>
    <meta:document-statistic meta:table-count="1" meta:cell-count="51" meta:object-count="3"/>
  </office:meta>
</office:document-meta>
</file>

<file path=Basic/Standard/SheetButtons.xml><?xml version="1.0" encoding="utf-8"?>
<!DOCTYPE module  PUBLIC '-//OpenOffice.org//DTD OfficeDocument 1.0//EN'  'module.dtd'>
<script:module xmlns:script="http://openoffice.org/2000/script" script:name="SheetButtons" script:language="StarBasic" script:moduleType="normal">REM  *****  BASIC  *****

function add_a_constraint()
	dim doc,sheet as object
	dim num_constraints as integer  
	doc=ThisComponent 
	sheet=doc.Sheets(0)
	'------------------------------------
	num_constraints=gets(sheet,5,0)
	if num_constraints=10 then:
		print("10 is the maximum number of constraints")
	else 
		sets(sheet,0,3+num_constraints,"Ineq_" &amp; 1+num_constraints)
		i=1
		do while i&lt;=3
			sets(sheet,i,3+num_constraints,"0")
			i=i+1
		loop
		sets(sheet,4,3+num_constraints,"=")
		sets(sheet,5,3+num_constraints,"0")
		sets(sheet,5,0,num_constraints+1)
	end if
end function 


function remove_a_constraint()
	dim doc,sheet as object 
	dim num_constraints as Integer 
	dim const_to_remove as Integer
	dim i,j as Integer 
	dim s as String 
	doc=ThisComponent 
	sheet=doc.Sheets(0)
	'----------------------------------------
	num_constraints=gets(sheet,5,0)
	const_to_remove=inputBox("Which inequality do you want to remove? (1~~" &amp; num_constraints &amp; ")") 
	if const_to_remove&lt;=0 or const_to_remove&gt;=num_constraints+1 then
		msgBox("wrong input")
	else
		i=const_to_remove 
		'msgBox(i,num_constraints-1)
		do while i&lt;=num_constraints-1
			sets(sheet,0,2+i,"Ineq_" &amp; i)
			j=1
			do while j&lt;=5
				s=gets(sheet,j,3+i)
				sets(sheet,j,2+i,s)
				j=j+1
			loop
			'msgBox("copied to ineq_" &amp; i)
			i=i+1
		loop
		j=0
		do while j&lt;=5
			sets(sheet,j,2+num_constraints,"")
			j=j+1
		loop
		sets(sheet,5,0,num_constraints-1)
	end if
end function 

function solve()
	write_solver_input()
	run_solver()
	read_solver_output()
end function 
</script:module>
</file>

<file path=Basic/Standard/Solve.xml><?xml version="1.0" encoding="utf-8"?>
<!DOCTYPE module  PUBLIC '-//OpenOffice.org//DTD OfficeDocument 1.0//EN'  'module.dtd'>
<script:module xmlns:script="http://openoffice.org/2000/script" script:name="Solve" script:language="StarBasic" script:moduleType="normal">REM  *****  BASIC  *****
function write_solver_input()
	dim doc,sheet as object
	dim num_constraints as integer  
	dim i,j as integer 
	doc=ThisComponent 
	sheet=doc.Sheets(0)
	'------------------------------------
	num_constraints=gets(sheet,5,0)
	
	filename = "/home/daese/Dropbox/docs/study/lectures/mt/excel/localc_demo/tmp/input.csv" 'change here
	num = FreeFile()
	open filename for output as #num 
		write #num, gets(sheet,0,1), gets(sheet,1,1), gets(sheet,2,1), gets(sheet,3,1)
		i=1
		do while i&lt;=num_constraints
			write #num, gets(sheet,1,2+i), gets(sheet,2,2+i), gets(sheet,3,2+i), gets(sheet,4,2+i), gets(sheet,5,2+i)
			i=i+1
		loop
	close #num
end function 

function run_solver()
	Shell("bash -c 'python3 /home/daese/Dropbox/docs/study/lectures/mt/excel/localc_demo/find_solution.py'") 'changehere
	'windows: Shell("python c:\...path...\demo\find_solution.py",2) 
	wait 700
end function 

function read_solver_output()
	dim doc,sheet as object
	dim num_constraints as integer  
	dim i,j as integer 
	dim v1,v2,v3,error_type as string
	dim succeed as boolean
	dim a,b,c,x,y,z as double
	doc=ThisComponent 
	sheet=doc.Sheets(0)
	'------------------------------------
	filename = "/home/daese/Dropbox/docs/study/lectures/mt/excel/localc_demo/tmp/output.csv" 'change here
	num = FreeFile()
	open filename for input as #num 
	do while not eof(num)
		input #num, v1, v2, v3
		succeed=isNumeric(v1)
		if succeed then
			x=v1
			y=v2
			z=v3
			sets(sheet,1,2,x)
			sets(sheet,2,2,y)
			sets(sheet,3,2,z)
		else
			error_type=v1
		end if
	loop
	close #num
	if succeed then
		a=cdbl(gets(sheet,1,1))
		b=cdbl(gets(sheet,2,1))
		c=cdbl(gets(sheet,3,1))
		x=cdbl(gets(sheet,1,2))
		y=cdbl(gets(sheet,2,2))
		z=cdbl(gets(sheet,3,2))
		sets(sheet,5,2,a*x+b*y+c*z)
	else
		msgBox(error_type)
		sets(sheet,1,2,"")
		sets(sheet,2,2,"")
		sets(sheet,3,2,"")
		sets(sheet,5,2,error_type)
	end if 
	'msgBox("Finished")
end function 
</script:module>
</file>

<file path=Basic/Standard/Util.xml><?xml version="1.0" encoding="utf-8"?>
<!DOCTYPE module  PUBLIC '-//OpenOffice.org//DTD OfficeDocument 1.0//EN'  'module.dtd'>
<script:module xmlns:script="http://openoffice.org/2000/script" script:name="Util" script:language="StarBasic" script:moduleType="normal">REM  *****  BASIC  *****

function gets(sheet as object,i as integer,j as integer) as string
	gets=sheet.getCellByPosition(i,j).String 
end function 



function sets(sheet as object,i as integer,j as integer,v as string)
	sheet.getCellByPosition(i,j).setString(v) 
end function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Buttons"/>
  <library:element library:name="Solve"/>
  <library:element library:name="Uti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